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ExpressionPointcutAdvisorTests.pointcu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llCountingInterceptor.invoke( MethodInvocation method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CountingIntercep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untingIntercep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